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060000029995A7DB3F.png" manifest:media-type="image/png"/>
  <manifest:file-entry manifest:full-path="Pictures/1000000000000223000000DB5B4BB48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100" officeooo:paragraph-rsid="001671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0.557cm" svg:y="19.493cm" svg:width="14.474cm" svg:height="5.794cm" draw:z-index="1"><draw:image xlink:href="Pictures/1000000000000223000000DB5B4BB488.png" xlink:type="simple" xlink:show="embed" xlink:actuate="onLoad" draw:mime-type="image/png"/></draw:frame>Diagramme de cas d’utilisation : </text:p>
      <text:p text:style-name="P1"><draw:frame draw:style-name="fr1" draw:name="Image1" text:anchor-type="char" svg:x="-0.088cm" svg:y="0.328cm" svg:width="17cm" svg:height="14.605cm" draw:z-index="0"><draw:image xlink:href="Pictures/10000000000003060000029995A7DB3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Diagramme de classe 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6T03:05:15.158000000</meta:creation-date>
    <dc:date>2024-08-06T04:07:34.492000000</dc:date>
    <meta:editing-duration>PT1H2M19S</meta:editing-duration>
    <meta:editing-cycles>1</meta:editing-cycles>
    <meta:document-statistic meta:table-count="0" meta:image-count="2" meta:object-count="0" meta:page-count="1" meta:paragraph-count="2" meta:word-count="9" meta:character-count="54" meta:non-whitespace-character-count="46"/>
    <meta:generator>LibreOffice/7.6.4.1$Windows_X86_64 LibreOffice_project/e19e193f88cd6c0525a17fb7a176ed8e6a3e2aa1</meta:generator>
  </office:meta>
</office:document-meta>
</file>